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28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13.309cm"/>
    </style:style>
    <style:style style:name="co4" style:family="table-column">
      <style:table-column-properties fo:break-before="auto" style:column-width="14.923cm"/>
    </style:style>
    <style:style style:name="co5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2" office:value-type="string" calcext:value-type="string">
            <text:p>Endpoints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Inf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status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backup_schedule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vm_next_id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node_list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log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network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interface(self, node, interfac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lxc_index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virtual_index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ervice_list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ervice_state(self, node, servic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torage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finished_task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dn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tatu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yslog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rrd(self, nod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rrd_data(self, nod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da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task_log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task_status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can_method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remote_iscsi(self, nod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iscsi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lvmgroups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remote_nfs(self, nod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nf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usb(self, nod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cluster_acl(self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lxc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lxc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lxc_config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lxc_rrd(self, node, vmid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rrd_data(self, node, vmid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da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virtual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virtual_config(self, node, vmid, current=Fals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virtual_rrd(self, node, vmid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rrd_data(self, node, vmid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da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storage_volume_data(self, node, storage, volum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tester les paramètres à pass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t_storage_config(self, storag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torage_content(self, node, storag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node_storage_rrd(self, node, storag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rrd_data(self, node, storage)</text:p>
          </table:table-cell>
          <table:table-cell table:style-name="ce6" office:value-type="string" calcext:value-type="string">
            <text:p>KO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da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eate_lxc_container(self, node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hutdown_lxc_container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tart_lxc_container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top_lxc_container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igrate_lxc_container(self, node, vmid, target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reate_virtual_machine(self, node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lone_virtual_machine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eset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esume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hutdown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tart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top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uspend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igrate_virtual_machine(self, node, vmid, target, online=False, force=Fals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monitor_virtual_machine(self, node, vmid, comman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vncproxy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ollback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snapshot_config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get_snapshots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reate_snapshot_virtual_machine(self, node, vmid, snapname, description='', vmstate=Fals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lxc_container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reate_node_network(self, node, post_data)</text:p>
          </table:table-cell>
          <table:table-cell table:style-name="ce11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reload_node_network(self, node)</text:p>
          </table:table-cell>
          <table:table-cell table:style-name="ce11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node_network_config(self, node)</text:p>
          </table:table-cell>
          <table:table-cell table:style-name="ce11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node_interface(self, node, interface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snapshot_virtual_machine(self, node, vmid, title, force=False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pool(self, pool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elete_storage_configuration(self, storageid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node_dns_domain(self, node, domain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node_subscription_key(self, node, key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node_time_zone(self, node, timezone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lxc_container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virtual_machine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nd_key_event_virtual_machine(self, node, vmid, key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nlink_virtual_machine_disk_image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reate_pool(self, post_data)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set_pool_data(self, poolid, post_data)</text:p>
          </table:table-cell>
          <table:table-cell table:style-name="ce11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update_storage_configuration(self, storageid, post_data)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ndpoints OK :</text:p>
          </table:table-cell>
          <table:table-cell table:formula="of:=COUNTIF([.B2:.B82];&quot;OK&quot;)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ndpoints KO :</text:p>
          </table:table-cell>
          <table:table-cell table:formula="of:=COUNTIF([.B2:.B82];&quot;KO&quot;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ndpoints NA :</text:p>
          </table:table-cell>
          <table:table-cell table:formula="of:=COUNTIF([.B2:.B82];&quot;NA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12T14:39:45Z</meta:creation-date>
    <dc:date>2021-05-03T20:04:19.255932064</dc:date>
    <meta:editing-cycles>36</meta:editing-cycles>
    <meta:editing-duration>PT3H58M47S</meta:editing-duration>
    <meta:document-statistic meta:table-count="1" meta:cell-count="192" meta:object-count="0"/>
  </office:meta>
</office:document-meta>
</file>